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.5cm" svg:x="3cm" svg:y="3cm">
          <text:p text:style-name="P1">Modernisierung durch wissenschaftliche Erkenntnisse</text:p>
          <text:p text:style-name="P1">(Martin Behaims Erkenntnis: die Erde ist rund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5cm" svg:height="1.5cm" svg:x="3cm" svg:y="5.5cm">
          <text:p text:style-name="P1">Neugier nach unerforschtem</text:p>
          <text:p text:style-name="P1">(15. Jahrhundert: iberische Seefahrer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4.5cm" svg:x2="10.5cm" svg:y2="5.5cm">
          <text:p/>
        </draw:line>
        <draw:custom-shape draw:style-name="gr1" draw:text-style-name="P1" draw:layer="layout" svg:width="15.5cm" svg:height="1.5cm" svg:x="3cm" svg:y="8cm">
          <text:p text:style-name="P1">Reisen in unerforschte Gebiete (Columbus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7cm" svg:x2="10.5cm" svg:y2="8cm">
          <text:p/>
        </draw:line>
        <draw:custom-shape draw:style-name="gr1" draw:text-style-name="P1" draw:layer="layout" svg:width="7cm" svg:height="2cm" svg:x="1.5cm" svg:y="11cm">
          <text:p text:style-name="P1">Kolonialisierung</text:p>
          <text:p text:style-name="P1">(Spanien ↔ Amerika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2.5cm" svg:y="11cm">
          <text:p text:style-name="P1">Wirtschaftlicher Vorteil</text:p>
          <text:p text:style-name="P1">(Gewürze usw.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9.5cm" svg:x2="7cm" svg:y2="11cm">
          <text:p/>
        </draw:line>
        <draw:line draw:style-name="gr2" draw:text-style-name="P1" draw:layer="layout" svg:x1="10.5cm" svg:y1="9.5cm" svg:x2="15cm" svg:y2="11cm">
          <text:p/>
        </draw:line>
        <draw:custom-shape draw:style-name="gr1" draw:text-style-name="P1" draw:layer="layout" svg:width="14.5cm" svg:height="2cm" svg:x="3.5cm" svg:y="14.5cm">
          <text:p text:style-name="P1">Konflikt mit Ureinwohnern</text:p>
          <text:p text:style-name="P1">(Indianer ↔ Spanier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9.5cm" svg:x2="10.5cm" svg:y2="14.5cm">
          <text:p/>
        </draw:line>
        <draw:line draw:style-name="gr2" draw:text-style-name="P1" draw:layer="layout" svg:x1="6.5cm" svg:y1="13cm" svg:x2="10.5cm" svg:y2="14.5cm">
          <text:p/>
        </draw:line>
        <draw:line draw:style-name="gr2" draw:text-style-name="P1" draw:layer="layout" svg:x1="15cm" svg:y1="13cm" svg:x2="10.5cm" svg:y2="14.5cm">
          <text:p/>
        </draw:line>
        <draw:custom-shape draw:style-name="gr1" draw:text-style-name="P1" draw:layer="layout" svg:width="14.5cm" svg:height="2cm" svg:x="3.5cm" svg:y="18cm">
          <text:p text:style-name="P1">Herrschaftsanspruch über Entdeckungen</text:p>
          <text:p text:style-name="P1">(Vertrag von Tordesillas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6.5cm" svg:x2="10.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chulz</meta:initial-creator>
    <meta:creation-date>2009-03-16T11:02:25</meta:creation-date>
    <dc:date>2009-03-16T11:22:21</dc:date>
    <dc:creator>Tobias Schulz</dc:creator>
    <meta:editing-duration>PT00H01M05S</meta:editing-duration>
    <meta:editing-cycles>2</meta:editing-cycles>
    <meta:generator>OpenOffice.org/3.0$Linux OpenOffice.org_project/300m9$Build-9358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